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5d1" officeooo:paragraph-rsid="0009e5d1"/>
    </style:style>
    <style:style style:name="P2" style:family="paragraph" style:parent-style-name="Standard">
      <style:text-properties officeooo:rsid="000a8969" officeooo:paragraph-rsid="000a8969"/>
    </style:style>
    <style:style style:name="P3" style:family="paragraph" style:parent-style-name="Standard" style:list-style-name="L1">
      <style:text-properties officeooo:rsid="000a8969" officeooo:paragraph-rsid="000a8969"/>
    </style:style>
    <style:style style:name="P4" style:family="paragraph" style:parent-style-name="Standard">
      <style:text-properties officeooo:rsid="000c470d" officeooo:paragraph-rsid="000c470d"/>
    </style:style>
    <style:style style:name="P5" style:family="paragraph" style:parent-style-name="Standard" style:list-style-name="L1">
      <style:text-properties officeooo:rsid="000c470d" officeooo:paragraph-rsid="000c470d"/>
    </style:style>
    <style:style style:name="P6" style:family="paragraph" style:parent-style-name="Standard" style:list-style-name="L2">
      <style:text-properties officeooo:rsid="000c470d" officeooo:paragraph-rsid="000c470d"/>
    </style:style>
    <style:style style:name="P7" style:family="paragraph" style:parent-style-name="Standard">
      <style:text-properties officeooo:rsid="000dbc90" officeooo:paragraph-rsid="000dbc90"/>
    </style:style>
    <style:style style:name="P8" style:family="paragraph" style:parent-style-name="Standard">
      <style:text-properties fo:font-weight="bold" officeooo:rsid="000a8969" officeooo:paragraph-rsid="000a8969" style:font-weight-asian="bold" style:font-weight-complex="bold"/>
    </style:style>
    <style:style style:name="P9" style:family="paragraph" style:parent-style-name="Standard">
      <style:text-properties fo:font-weight="bold" officeooo:rsid="000c470d" officeooo:paragraph-rsid="000c470d" style:font-weight-asian="bold" style:font-weight-complex="bold"/>
    </style:style>
    <style:style style:name="P10" style:family="paragraph" style:parent-style-name="Standard">
      <style:text-properties fo:font-weight="bold" officeooo:rsid="000f64ba" officeooo:paragraph-rsid="000f64ba" style:font-weight-asian="bold" style:font-weight-complex="bold"/>
    </style:style>
    <style:style style:name="P11" style:family="paragraph" style:parent-style-name="Standard">
      <style:text-properties fo:font-weight="bold" officeooo:rsid="00109268" officeooo:paragraph-rsid="00109268" style:font-weight-asian="bold" style:font-weight-complex="bold"/>
    </style:style>
    <style:style style:name="P12" style:family="paragraph" style:parent-style-name="Standard">
      <style:text-properties fo:font-weight="bold" officeooo:rsid="0010a177" officeooo:paragraph-rsid="0010a177" style:font-weight-asian="bold" style:font-weight-complex="bold"/>
    </style:style>
    <style:style style:name="P13" style:family="paragraph" style:parent-style-name="Standard">
      <style:text-properties fo:font-weight="bold" officeooo:rsid="0013866b" officeooo:paragraph-rsid="0013866b" style:font-weight-asian="bold" style:font-weight-complex="bold"/>
    </style:style>
    <style:style style:name="P14" style:family="paragraph" style:parent-style-name="Standard" style:list-style-name="L2">
      <style:text-properties officeooo:rsid="000ee44c" officeooo:paragraph-rsid="000ee44c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9e5d1" officeooo:paragraph-rsid="0009e5d1" style:font-weight-asian="bold" style:font-weight-complex="bold"/>
    </style:style>
    <style:style style:name="P16" style:family="paragraph" style:parent-style-name="Standard" style:list-style-name="L1">
      <style:text-properties officeooo:rsid="000f64ba" officeooo:paragraph-rsid="000f64ba"/>
    </style:style>
    <style:style style:name="P17" style:family="paragraph" style:parent-style-name="Standard">
      <style:text-properties fo:font-weight="normal" officeooo:rsid="00109268" officeooo:paragraph-rsid="00109268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09268" officeooo:paragraph-rsid="00109268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109268" officeooo:paragraph-rsid="00109268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10a177" officeooo:paragraph-rsid="0010a177" style:font-weight-asian="normal" style:font-weight-complex="normal"/>
    </style:style>
    <style:style style:name="P21" style:family="paragraph" style:parent-style-name="Standard">
      <style:text-properties fo:font-weight="normal" officeooo:rsid="0010a177" officeooo:paragraph-rsid="0010a177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10a177" officeooo:paragraph-rsid="0010a177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0a177" officeooo:paragraph-rsid="0010a177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123451" officeooo:paragraph-rsid="00123451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129f58" officeooo:paragraph-rsid="00129f58" style:font-weight-asian="normal" style:font-weight-complex="normal"/>
    </style:style>
    <style:style style:name="P26" style:family="paragraph" style:parent-style-name="Standard" style:list-style-name="L9">
      <style:text-properties fo:font-weight="normal" officeooo:rsid="00146584" officeooo:paragraph-rsid="00146584" style:font-weight-asian="normal" style:font-weight-complex="normal"/>
    </style:style>
    <style:style style:name="P27" style:family="paragraph" style:parent-style-name="Standard" style:list-style-name="L1">
      <style:text-properties officeooo:rsid="00109268" officeooo:paragraph-rsid="00109268"/>
    </style:style>
    <style:style style:name="P28" style:family="paragraph" style:parent-style-name="Standard" style:list-style-name="L1">
      <style:text-properties officeooo:rsid="0010a177" officeooo:paragraph-rsid="0010a177"/>
    </style:style>
    <style:style style:name="P29" style:family="paragraph" style:parent-style-name="Standard" style:list-style-name="L1">
      <style:text-properties officeooo:rsid="0013866b" officeooo:paragraph-rsid="0013866b"/>
    </style:style>
    <style:style style:name="T1" style:family="text">
      <style:text-properties officeooo:rsid="000a89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8969" style:font-weight-asian="bold" style:font-weight-complex="bold"/>
    </style:style>
    <style:style style:name="T4" style:family="text">
      <style:text-properties officeooo:rsid="000f21ff"/>
    </style:style>
    <style:style style:name="T5" style:family="text">
      <style:text-properties officeooo:rsid="00109268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13866b"/>
    </style:style>
    <style:style style:name="T9" style:family="text">
      <style:text-properties officeooo:rsid="001465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ess Development Roadmap v0.4<text:span text:style-name="T5">a</text:span> ( release prototype <text:span text:style-name="T1">codename: The Precious</text:span> )</text:p>
      <text:p text:style-name="P1"/>
      <text:p text:style-name="P1"/>
      <text:p text:style-name="P1"><text:span text:style-name="T2">Tag line</text:span><text:span text:style-name="T3">(s)</text:span><text:span text:style-name="T2">:</text:span> Partitioning for humans</text:p>
      <text:p text:style-name="P2">One installer to rule them all</text:p>
      <text:p text:style-name="P2"/>
      <text:p text:style-name="P8">Objectives:</text:p>
      <text:p text:style-name="P2"/>
      <text:p text:style-name="P2">Create a highly configurable disk partition and logical volume interface for use during initial operating system deployment. </text:p>
      <text:p text:style-name="P2"/>
      <text:p text:style-name="P9">Justification:</text:p>
      <text:p text:style-name="P4"/>
      <text:p text:style-name="P7">Allow for more accurate generation of <text:span text:style-name="T4">partition tables and logical volumes per </text:span>customer supplied configuration. Partitioning is highly visible and a huge pain point for customers who expect their build requirements to be met. </text:p>
      <text:p text:style-name="P7"/>
      <text:p text:style-name="P7">Greatly simplify OS Deployment process by providing a means to deploy any OS with one utility.</text:p>
      <text:p text:style-name="P2"/>
      <text:p text:style-name="P8">Milestones:</text:p>
      <text:p text:style-name="P8"/>
      <text:list xml:id="list695897146105016737" text:style-name="L1">
        <text:list-item>
          <text:p text:style-name="P3">Parted interface (done)</text:p>
          <text:list>
            <text:list-item>
              <text:p text:style-name="P29">Support for gpt and mbr</text:p>
            </text:list-item>
            <text:list-item>
              <text:p text:style-name="P29">transparently handles disk alignment</text:p>
            </text:list-item>
          </text:list>
        </text:list-item>
        <text:list-item>
          <text:p text:style-name="P5">lvm interface (done)</text:p>
        </text:list-item>
        <text:list-item>
          <text:p text:style-name="P5">class model (75%)</text:p>
        </text:list-item>
        <text:list-item>
          <text:p text:style-name="P5">Configuration parser<text:span text:style-name="T8">s</text:span></text:p>
          <text:list>
            <text:list-item>
              <text:p text:style-name="P5">yaml configuration parser</text:p>
            </text:list-item>
            <text:list-item>
              <text:p text:style-name="P5">json configuration parser</text:p>
            </text:list-item>
            <text:list-item>
              <text:p text:style-name="P5">CORE configuration parser</text:p>
            </text:list-item>
          </text:list>
        </text:list-item>
        <text:list-item>
          <text:p text:style-name="P28">Images</text:p>
          <text:list>
            <text:list-item>
              <text:p text:style-name="P5">tar ball image support</text:p>
            </text:list-item>
            <text:list-item>
              <text:p text:style-name="P5">qcow2 image support (onMetal parity sans nova integration)</text:p>
            </text:list-item>
            <text:list-item>
              <text:p text:style-name="P28">image creation process (iPXE kserver build farm?)</text:p>
            </text:list-item>
          </text:list>
        </text:list-item>
        <text:list-item>
          <text:p text:style-name="P5">'post install' processes</text:p>
          <text:list>
            <text:list-item>
              <text:p text:style-name="P5">user creation</text:p>
            </text:list-item>
            <text:list-item>
              <text:p text:style-name="P5">network configuration</text:p>
            </text:list-item>
            <text:list-item>
              <text:p text:style-name="P5">custom script definition</text:p>
            </text:list-item>
            <text:list-item>
              <text:p text:style-name="P27">bootloader configuration</text:p>
            </text:list-item>
            <text:list-item>
              <text:p text:style-name="P28">initramfs rebuild, hardware twe<text:span text:style-name="T8">a</text:span>ks</text:p>
            </text:list-item>
          </text:list>
        </text:list-item>
        <text:list-item>
          <text:p text:style-name="P16">UEFI support</text:p>
        </text:list-item>
      </text:list>
      <text:p text:style-name="P4"/>
      <text:p text:style-name="P9">Implied components:</text:p>
      <text:p text:style-name="P4"/>
      <text:list xml:id="list2380955051399857316" text:style-name="L2">
        <text:list-item>
          <text:p text:style-name="P6">Tests</text:p>
        </text:list-item>
        <text:list-item>
          <text:p text:style-name="P6">Unified logging</text:p>
        </text:list-item>
        <text:list-item>
          <text:p text:style-name="P6">Documentation</text:p>
          <text:list>
            <text:list-item>
              <text:p text:style-name="P6"><text:soft-page-break/>Development</text:p>
            </text:list-item>
            <text:list-item>
              <text:p text:style-name="P6">User</text:p>
            </text:list-item>
          </text:list>
        </text:list-item>
        <text:list-item>
          <text:p text:style-name="P14">Build scripts</text:p>
        </text:list-item>
      </text:list>
      <text:p text:style-name="P4"/>
      <text:p text:style-name="P10"/>
      <text:p text:style-name="P10"/>
      <text:p text:style-name="P10"/>
      <text:p text:style-name="P10">Timeline (tentative, not AGT approved (yet))</text:p>
      <text:p text:style-name="P10"/>
      <text:p text:style-name="P11">June 16<text:span text:style-name="T6">th</text:span> <text:s/>– Prototype 001:</text:p>
      <text:list xml:id="list2573510172800391957" text:style-name="L3">
        <text:list-item>
          <text:p text:style-name="P18">deploy from static yaml configuration</text:p>
        </text:list-item>
        <text:list-item>
          <text:p text:style-name="P18">deploy Ubuntu tar ball image</text:p>
        </text:list-item>
        <text:list-item>
          <text:p text:style-name="P18">configure users, networking, launch a simple custom scripts</text:p>
          <text:p text:style-name="P18"/>
        </text:list-item>
      </text:list>
      <text:p text:style-name="P11">June 30<text:span text:style-name="T6">th</text:span> – Prototype 002:</text:p>
      <text:list xml:id="list9178114979437991331" text:style-name="L4">
        <text:list-item>
          <text:p text:style-name="P19">Dynamically generated yaml configuration from CORE</text:p>
        </text:list-item>
        <text:list-item>
          <text:p text:style-name="P19">Deploy from CentOS cloud image <text:span text:style-name="T9">(qcow2)</text:span></text:p>
        </text:list-item>
      </text:list>
      <text:p text:style-name="P17"/>
      <text:p text:style-name="P12">July 14<text:span text:style-name="T6">th</text:span> – Prototype 003 (Final):</text:p>
      <text:list xml:id="list4394239605255200915" text:style-name="L5">
        <text:list-item>
          <text:p text:style-name="P20">Rackspace production image creation (OMSA/PSP/Comvault, etc)</text:p>
          <text:list>
            <text:list-item>
              <text:p text:style-name="P20">Kitchen sink?</text:p>
            </text:list-item>
            <text:list-item>
              <text:p text:style-name="P20">Post install process?</text:p>
            </text:list-item>
          </text:list>
        </text:list-item>
        <text:list-item>
          <text:p text:style-name="P20">Deploy + ADC integration (push hard)</text:p>
        </text:list-item>
      </text:list>
      <text:p text:style-name="P21"/>
      <text:p text:style-name="P12">July 30<text:span text:style-name="T6">th</text:span> – 0.4 RELEASE:</text:p>
      <text:list xml:id="list3731979263750925344" text:style-name="L6">
        <text:list-item>
          <text:p text:style-name="P22">Parity with existing <text:span text:style-name="T9">hybrid </text:span>offerings</text:p>
        </text:list-item>
        <text:list-item>
          <text:p text:style-name="P22">Finalize image creation and deployment strategy</text:p>
        </text:list-item>
      </text:list>
      <text:p text:style-name="P21"/>
      <text:p text:style-name="P12"><text:span text:style-name="T8">v0</text:span>.6 Features:</text:p>
      <text:list xml:id="list3830872712361583475" text:style-name="L7">
        <text:list-item>
          <text:p text:style-name="P23">UEFI Support</text:p>
        </text:list-item>
        <text:list-item>
          <text:p text:style-name="P24">Citrix XenServer</text:p>
        </text:list-item>
        <text:list-item>
          <text:p text:style-name="P25">ESXi Support</text:p>
        </text:list-item>
      </text:list>
      <text:p text:style-name="P17"/>
      <text:p text:style-name="P13">v0.8 Features:</text:p>
      <text:list xml:id="list5439618898229828471" text:style-name="L9">
        <text:list-item>
          <text:p text:style-name="P26">TBD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10:09:51.984902718</meta:creation-date>
    <dc:date>2014-05-19T14:58:23.194910577</dc:date>
    <meta:editing-duration>PT14M36S</meta:editing-duration>
    <meta:editing-cycles>1</meta:editing-cycles>
    <meta:generator>LibreOffice/4.2.4.2$Linux_X86_64 LibreOffice_project/420m0$Build-2</meta:generator>
    <meta:document-statistic meta:table-count="0" meta:image-count="0" meta:object-count="0" meta:page-count="2" meta:paragraph-count="59" meta:word-count="303" meta:character-count="1899" meta:non-whitespace-character-count="1689"/>
  </office:meta>
</office:document-meta>
</file>